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Calibri" fo:font-size="15pt" fo:language="ru" fo:country="RU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Calibri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Calibri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Calibri1" fo:language="en" fo:country="US" officeooo:rsid="00103dbc" officeooo:paragraph-rsid="00103dbc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Calibri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Calibri" fo:font-size="12pt" fo:language="ru" fo:country="RU" fo:font-weight="normal" officeooo:rsid="0013d7c1" officeooo:paragraph-rsid="0013d7c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Calibri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Calibri" fo:font-size="15pt" fo:language="ru" fo:country="RU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 style:writing-mode="lr-tb"/>
    </style:style>
    <style:style style:name="P14" style:family="paragraph" style:parent-style-name="Standard">
      <style:paragraph-properties fo:text-align="start" style:justify-single-word="false" style:writing-mode="lr-tb"/>
      <style:text-properties fo:language="ru" fo:country="RU" officeooo:rsid="00144e10" officeooo:paragraph-rsid="00144e10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20pt" fo:language="ru" fo:country="RU" fo:font-weight="bold" officeooo:rsid="0012ac7d" officeooo:paragraph-rsid="0012ac7d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2pt" fo:language="ru" fo:country="RU" fo:font-weight="normal" officeooo:rsid="00144e10" officeooo:paragraph-rsid="00144e1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2pt" fo:language="ru" fo:country="RU" fo:font-weight="normal" officeooo:rsid="0015ec7e" officeooo:paragraph-rsid="0015ec7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officeooo:rsid="0013d7c1" officeooo:paragraph-rsid="0013d7c1"/>
    </style:style>
    <style:style style:name="T1" style:family="text">
      <style:text-properties fo:font-size="22pt" fo:language="ru" fo:country="RU" fo:font-weight="bold" style:font-size-asian="22pt" style:font-weight-asian="bold" style:font-size-complex="22pt" style:font-weight-complex="bold"/>
    </style:style>
    <style:style style:name="T2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style:font-name="Calibri"/>
    </style:style>
    <style:style style:name="T4" style:family="text">
      <style:text-properties style:font-name="Calibri"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style:font-name="Calibri" fo:font-size="12pt" fo:language="ru" fo:country="RU" fo:font-weight="normal" officeooo:rsid="00115a58" style:font-size-asian="12pt" style:font-weight-asian="normal" style:font-size-complex="12pt" style:font-weight-complex="normal"/>
    </style:style>
    <style:style style:name="T6" style:family="text">
      <style:text-properties style:font-name="Calibri" fo:font-size="12pt" fo:language="ru" fo:country="RU" fo:font-weight="normal" officeooo:rsid="00140d56" style:font-size-asian="12pt" style:font-weight-asian="normal" style:font-size-complex="12pt" style:font-weight-complex="normal"/>
    </style:style>
    <style:style style:name="T7" style:family="text">
      <style:text-properties style:font-name="Calibri" fo:font-size="12pt" fo:language="ru" fo:country="RU" fo:font-weight="normal" officeooo:rsid="00144e10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style:font-name="Calibri" fo:font-size="12pt" fo:language="en" fo:country="US" fo:font-weight="normal" officeooo:rsid="00144e10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Calibri" officeooo:rsid="0015ec7e"/>
    </style:style>
    <style:style style:name="T12" style:family="text">
      <style:text-properties fo:language="ru" fo:country="RU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152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Программирование с использованием языков Си и </text:span><text:span text:style-name="T2">C++</text:span></text:p>
      <text:p text:style-name="P3"/>
      <text:p text:style-name="P3"/>
      <text:p text:style-name="P10">Версия 1</text:p>
      <text:p text:style-name="P10"/>
      <text:p text:style-name="P5">Данн<text:span text:style-name="T14">ая книга</text:span> предназначен<text:span text:style-name="T14">а</text:span> для новичков в программировании.</text:p>
      <text:p text:style-name="P5">Будет множество примеров, детальное описание различных вещей, рекомендации и личные наблюдения автора.</text:p>
      <text:p text:style-name="P5">Так-же <text:span text:style-name="T14">книга</text:span> берёт знания из множества других книг, в их числе <text:span text:style-name="T13">The C Programming Language.</text:span></text:p>
      <text:p text:style-name="P10"><text:span text:style-name="T13">ОПИСАНИЕ БУДЕТ ПОЛНОЕ, С ПРИМЕРАМИ И КАРТИНКАМИ. И без воды.</text:span></text:p>
      <text:p text:style-name="P1"><text:span text:style-name="T4">Кроме самих языков рассматриваются всякие прочие темы, которые будут интересными для начинающих, например, как работать с клавиатурой и мышью, как написать свой </text:span><text:span text:style-name="T8">GUI, </text:span><text:span text:style-name="T4">огромное количество информации о </text:span><text:span text:style-name="T8">3D, </text:span><text:span text:style-name="T4">создание динамических и статических библиотек</text:span><text:span text:style-name="T8"> </text:span><text:span text:style-name="T5">и т. д. </text:span><text:span text:style-name="T7">Так-же будут добавлены и обновлены всякие туториалы, не относящихся к каким-то конкретным библиотекам, за исключением профессиональных типа </text:span><text:span text:style-name="T9">zlib.</text:span></text:p>
      <text:p text:style-name="P14"><text:span text:style-name="T10">Главная цель книги — напичкать её полезной информацией с понятным, внятным объяснением.</text:span></text:p>
      <text:p text:style-name="P18"><text:span text:style-name="T5">П</text:span><text:span text:style-name="T4">о окончании изучения ты будешь способен делать программу любой сложности!</text:span></text:p>
      <text:p text:style-name="P18"><text:span text:style-name="T6">Д</text:span><text:span text:style-name="T4">анная книга будет обновляться</text:span><text:span text:style-name="T6">.</text:span></text:p>
      <text:p text:style-name="P4"/>
      <text:p text:style-name="P12">Содержание.</text:p>
      <text:p text:style-name="P1"><text:span text:style-name="T8">1. </text:span><text:span text:style-name="T4">Общее</text:span></text:p>
      <text:p text:style-name="P5">1.1 Что нужно</text:p>
      <text:p text:style-name="P1"><text:span text:style-name="T8">1.2 </text:span><text:span text:style-name="T4">Ключевые слова</text:span></text:p>
      <text:p text:style-name="P5">1.3 Нужна ли математика</text:p>
      <text:p text:style-name="P1"><text:span text:style-name="T8">1.4 </text:span><text:span text:style-name="T4">Работать со множеством документов</text:span></text:p>
      <text:p text:style-name="P1"><text:span text:style-name="T8">1.5 </text:span><text:span text:style-name="T4">Главная сложность при обучении</text:span></text:p>
      <text:p text:style-name="P5"/>
      <text:p text:style-name="P1"><text:span text:style-name="T8">2</text:span><text:span text:style-name="T4">. Си</text:span></text:p>
      <text:p text:style-name="P5">2.1 Переменные</text:p>
      <text:p text:style-name="P5">2.1.1 Типы переменных</text:p>
      <text:p text:style-name="P5">2.1.2 Размеры переменных</text:p>
      <text:p text:style-name="P5">2.1.3 Инкремент\декремент</text:p>
      <text:p text:style-name="P1"><text:span text:style-name="T4">2.1.4 Глобальные переменные, </text:span><text:span text:style-name="T8">extern, static</text:span></text:p>
      <text:p text:style-name="P1"><text:span text:style-name="T8">2.1.5 </text:span><text:span text:style-name="T4">Константы</text:span></text:p>
      <text:p text:style-name="P5">2.1.6 Битовые операции</text:p>
      <text:p text:style-name="P1"><text:span text:style-name="T4">2.1.7 </text:span><text:span text:style-name="T8">l-value r-value</text:span></text:p>
      <text:p text:style-name="P1"><text:span text:style-name="T8">2.1.8 </text:span><text:span text:style-name="T4">Литералы</text:span></text:p>
      <text:p text:style-name="P5">2.1.9 Массивы</text:p>
      <text:p text:style-name="P5">2.1.10 Строки и символы</text:p>
      <text:p text:style-name="P5"/>
      <text:p text:style-name="P5">2.2 Управление ходом выполнения программы</text:p>
      <text:p text:style-name="P5">2.2.1 Блоки и область видимости</text:p>
      <text:p text:style-name="P6">2.2.2 if, else</text:p>
      <text:p text:style-name="P6">2.2.3 switch, break, default</text:p>
      <text:p text:style-name="P1"><text:soft-page-break/><text:span text:style-name="T4">2.</text:span><text:span text:style-name="T8">2.4</text:span><text:span text:style-name="T4"> </text:span><text:span text:style-name="T8">enum</text:span></text:p>
      <text:p text:style-name="P6">2.2.5 for, while, do while, break, continue</text:p>
      <text:p text:style-name="P1"><text:span text:style-name="T4">2.2.6 </text:span><text:span text:style-name="T8">goto</text:span></text:p>
      <text:p text:style-name="P6"/>
      <text:p text:style-name="P6"/>
      <text:p text:style-name="P1"><text:span text:style-name="T4">2.</text:span><text:span text:style-name="T8">3</text:span><text:span text:style-name="T4"> </text:span><text:span text:style-name="T8">struct</text:span></text:p>
      <text:p text:style-name="P5">2.3.1 Выравнивание</text:p>
      <text:p text:style-name="P6"/>
      <text:p text:style-name="P6">2.4 union</text:p>
      <text:p text:style-name="P6"/>
      <text:p text:style-name="P1"><text:span text:style-name="T4">2.</text:span><text:span text:style-name="T8">5</text:span><text:span text:style-name="T4"> Функции</text:span></text:p>
      <text:p text:style-name="P1"><text:span text:style-name="T8">2.5.1 </text:span><text:span text:style-name="T4">Имена</text:span></text:p>
      <text:p text:style-name="P5">2.5.2 Параметры и аргументы</text:p>
      <text:p text:style-name="P5">2.5.3 Объявление и определение</text:p>
      <text:p text:style-name="P1"><text:span text:style-name="T4">2.5.4 </text:span><text:span text:style-name="T8">static </text:span><text:span text:style-name="T4">переменные</text:span></text:p>
      <text:p text:style-name="P5"/>
      <text:p text:style-name="P5">2.6 Указатели</text:p>
      <text:p text:style-name="P5">2.6.1 Работа с памятью</text:p>
      <text:p text:style-name="P5">2.6.2 Массивы</text:p>
      <text:p text:style-name="P5">2.6.3 Указатели на функции</text:p>
      <text:p text:style-name="P5"/>
      <text:p text:style-name="P1"><text:span text:style-name="T4">2.7 </text:span><text:span text:style-name="T8">typedef</text:span></text:p>
      <text:p text:style-name="P5">2.7.1 Синонимы</text:p>
      <text:p text:style-name="P1"><text:span text:style-name="T4">2.7.2 </text:span><text:span text:style-name="T8">typedef </text:span><text:span text:style-name="T4">для указателей на функции</text:span></text:p>
      <text:p text:style-name="P6"/>
      <text:p text:style-name="P1"><text:span text:style-name="T8">2.8 </text:span><text:span text:style-name="T4">Коллбэки</text:span></text:p>
      <text:p text:style-name="P5"/>
      <text:p text:style-name="P1"><text:span text:style-name="T4">2.</text:span><text:span text:style-name="T8">9</text:span><text:span text:style-name="T4"> Препроцессор</text:span></text:p>
      <text:p text:style-name="P5">2.9.1 Макросы</text:p>
      <text:p text:style-name="P1"><text:span text:style-name="T4">2.9.2 </text:span><text:span text:style-name="T8">code-guard</text:span></text:p>
      <text:p text:style-name="P1"><text:span text:style-name="T8">2.9.3 </text:span><text:span text:style-name="T4">Макросы-функции</text:span></text:p>
      <text:p text:style-name="P5">2.9.4 Макросы-шаблоны</text:p>
      <text:p text:style-name="P5"/>
      <text:p text:style-name="P1"><text:span text:style-name="T8">2.10 </text:span><text:span text:style-name="T4">Стандартная библиотека</text:span></text:p>
      <text:p text:style-name="P1"><text:span text:style-name="T4">2.10.1 </text:span><text:span text:style-name="T8">stdio.h</text:span></text:p>
      <text:p text:style-name="P1"><text:span text:style-name="T4">2.10.</text:span><text:span text:style-name="T8">2</text:span><text:span text:style-name="T4"> </text:span><text:span text:style-name="T8">stdlib.h</text:span></text:p>
      <text:p text:style-name="P6">2.10.3 ctype.h</text:p>
      <text:p text:style-name="P1"><text:span text:style-name="T4">2.10.</text:span><text:span text:style-name="T8">4</text:span><text:span text:style-name="T4"> </text:span><text:span text:style-name="T8">string.h</text:span></text:p>
      <text:p text:style-name="P1"><text:span text:style-name="T4">2.10.</text:span><text:span text:style-name="T8">5</text:span><text:span text:style-name="T4"> w</text:span><text:span text:style-name="T8">char.h</text:span></text:p>
      <text:p text:style-name="P1"><text:span text:style-name="T4">2.10.</text:span><text:span text:style-name="T8">6</text:span><text:span text:style-name="T4"> </text:span><text:span text:style-name="T8">stdarg.h</text:span></text:p>
      <text:p text:style-name="P1"><text:span text:style-name="T4">2.10.</text:span><text:span text:style-name="T8">7</text:span><text:span text:style-name="T4"> </text:span><text:span text:style-name="T8">assert.h</text:span></text:p>
      <text:p text:style-name="P1"><text:span text:style-name="T4">2.10.</text:span><text:span text:style-name="T8">8</text:span><text:span text:style-name="T4"> </text:span><text:span text:style-name="T8">stdint.h, float.h</text:span></text:p>
      <text:p text:style-name="P6"/>
      <text:p text:style-name="P6">2.11 pragma</text:p>
      <text:p text:style-name="P6"/>
      <text:p text:style-name="P1"><text:span text:style-name="T8">2.12 </text:span><text:span text:style-name="T4">Программирование для </text:span><text:span text:style-name="T8">Windows</text:span></text:p>
      <text:p text:style-name="P6"/>
      <text:p text:style-name="P1"><text:span text:style-name="T4">2.13 </text:span><text:span text:style-name="T8">GUI </text:span><text:span text:style-name="T4">на Си</text:span></text:p>
      <text:p text:style-name="P5"/>
      <text:p text:style-name="P1"><text:soft-page-break/><text:span text:style-name="T8">3</text:span><text:span text:style-name="T4">. </text:span><text:span text:style-name="T8">C++</text:span></text:p>
      <text:p text:style-name="P1"><text:span text:style-name="T8">3.1 </text:span><text:span text:style-name="T4">Общее с Си и их отличия.</text:span></text:p>
      <text:p text:style-name="P1"><text:span text:style-name="T8">3</text:span><text:span text:style-name="T4">.2 Классы</text:span></text:p>
      <text:p text:style-name="P1"><text:span text:style-name="T8">3</text:span><text:span text:style-name="T4">.3 Шаблоны</text:span></text:p>
      <text:p text:style-name="P5">3.3.1 Шаблонные функции</text:p>
      <text:p text:style-name="P5">3.3.1 Шаблонные классы</text:p>
      <text:p text:style-name="P1"><text:span text:style-name="T8">3</text:span><text:span text:style-name="T4">.4. ООП</text:span></text:p>
      <text:p text:style-name="P1"><text:span text:style-name="T4">3.5 </text:span><text:span text:style-name="T8">STL</text:span></text:p>
      <text:p text:style-name="P8">3.6 <text:span text:style-name="T12">Лямбда функции</text:span></text:p>
      <text:p text:style-name="P5"/>
      <text:p text:style-name="P1"><text:span text:style-name="T4">4 Программирование без стандартного </text:span><text:span text:style-name="T8">CRT</text:span></text:p>
      <text:p text:style-name="P5"/>
      <text:p text:style-name="P1"><text:span text:style-name="T4">5 3</text:span><text:span text:style-name="T8">D</text:span></text:p>
      <text:p text:style-name="P1"><text:span text:style-name="T8">5.1 </text:span><text:span text:style-name="T4">Математика</text:span></text:p>
      <text:p text:style-name="P5">5.1.1 Вектр</text:p>
      <text:p text:style-name="P7"/>
      <text:p text:style-name="P1"><text:span text:style-name="T8">6. </text:span><text:span text:style-name="T4">Прочее</text:span></text:p>
      <text:p text:style-name="P5">6.1 Картинки</text:p>
      <text:p text:style-name="P1"><text:span text:style-name="T4">6.1.1 Чтение\запись </text:span><text:span text:style-name="T8">BMP</text:span></text:p>
      <text:p text:style-name="P6">6.1.2 Чтение\запись PNG</text:p>
      <text:p text:style-name="P1"><text:span text:style-name="T8">6.2 </text:span><text:span text:style-name="T4">Сжатие данных</text:span></text:p>
      <text:p text:style-name="P1"><text:span text:style-name="T4">6.2.1 </text:span><text:span text:style-name="T8">zlib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5"><text:span text:style-name="T3">1. Общее</text:span></text:p>
      <text:p text:style-name="P16"><text:span text:style-name="T3">В общем вода будет в </text:span><text:span text:style-name="T11">части</text:span><text:span text:style-name="T3"> 1.</text:span></text:p>
      <text:p text:style-name="P17"><text:span text:style-name="T3">О нумерации. Первая цифра — часть. Последующие — главы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Mangal" style:font-family-complex="Mangal" style:font-family-generic-complex="system" style:font-pitch-complex="variabl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00:00:40</meta:creation-date>
    <dc:language>ru-RU</dc:language>
    <dc:date>2022-05-17T20:30:41.396000000</dc:date>
    <meta:editing-cycles>43</meta:editing-cycles>
    <meta:editing-duration>PT9H47M40S</meta:editing-duration>
    <meta:generator>LibreOffice/7.3.2.2$Windows_X86_64 LibreOffice_project/49f2b1bff42cfccbd8f788c8dc32c1c309559be0</meta:generator>
    <meta:document-statistic meta:table-count="0" meta:image-count="0" meta:object-count="0" meta:page-count="3" meta:paragraph-count="91" meta:word-count="369" meta:character-count="2497" meta:non-whitespace-character-count="2216"/>
    <meta:user-defined meta:name="AppVersion">15.0000</meta:user-defined>
  </office:meta>
</office:document-meta>
</file>